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text-align="justify" style:justify-single-word="false"/>
      <style:text-properties style:font-name="Arial" fo:font-size="12pt" style:font-size-asian="10.5pt" style:font-size-complex="12pt"/>
    </style:style>
    <style:style style:name="P2" style:family="paragraph" style:parent-style-name="Preformatted_20_Text">
      <style:paragraph-properties fo:text-align="justify" style:justify-single-word="false"/>
      <style:text-properties style:font-name="Arial" fo:font-size="12pt" style:font-size-asian="10.5pt" style:font-size-complex="12pt"/>
    </style:style>
    <style:style style:name="P3" style:family="paragraph" style:parent-style-name="Preformatted_20_Text">
      <style:paragraph-properties fo:margin-left="0cm" fo:margin-right="0cm" fo:text-align="justify" style:justify-single-word="false" fo:text-indent="0.349cm" style:auto-text-indent="false"/>
      <style:text-properties style:font-name="Arial" fo:font-size="12pt" style:font-size-asian="10.5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2"/></text:p>
      <text:p text:style-name="P1"/>
      <text:p text:style-name="P1"><text:s text:c="2"/>I would like to thank my partner Stefanos Moundrakis for his priceless help in achieving the goal to have the forms prepared for the presentation and also my coordinator Mr Papadourakis Gewrgios for giving me the chance to take part in this project which eventually turned out to be a very beautiful experience. Thanks to them and ofcourse all the partners of that project, the workflow was pleasant enough.</text:p>
      <text:p text:style-name="P1"><text:s text:c="88"/>Katsiampouri Aggeliki- Ioanna</text:p>
      <text:p text:style-name="P1"/>
      <text:p text:style-name="P3">I would like to thank mr.George Papadourakis for accepting me at the project, then i would like to thank Stephane from Belgium for his constant help and guidance.</text:p>
      <text:p text:style-name="P3"><text:tab/><text:tab/><text:tab/><text:tab/><text:tab/><text:tab/><text:tab/><text:tab/>Moundrakis Stefan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1.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6-22T12:04:14</dc:date>
    <meta:generator>OpenOffice.org/3.3$Unix OpenOffice.org_project/330m20$Build-9567</meta:generator>
    <meta:editing-duration>PT14M23S</meta:editing-duration>
    <meta:editing-cycles>8</meta:editing-cycles>
    <meta:document-statistic meta:table-count="0" meta:image-count="0" meta:object-count="0" meta:page-count="1" meta:paragraph-count="5" meta:word-count="102" meta:character-count="717"/>
  </office:meta>
</office:document-meta>
</file>